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7c95" officeooo:paragraph-rsid="000f7c95"/>
    </style:style>
    <style:style style:name="P2" style:family="paragraph" style:parent-style-name="Standard">
      <style:paragraph-properties fo:text-align="center" style:justify-single-word="false"/>
      <style:text-properties officeooo:rsid="000f7c95" officeooo:paragraph-rsid="000f7c95"/>
    </style:style>
    <style:style style:name="P3" style:family="paragraph" style:parent-style-name="Standard">
      <style:text-properties fo:font-size="14pt" fo:font-weight="bold" officeooo:rsid="000f7c95" officeooo:paragraph-rsid="000f7c9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f7c95" officeooo:paragraph-rsid="000f7c9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0f7c95" officeooo:paragraph-rsid="000f7c95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f7c95" officeooo:paragraph-rsid="0010ca8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f7c95" officeooo:paragraph-rsid="000f7c95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f7c95" officeooo:paragraph-rsid="000f7c95" style:font-size-asian="12pt" style:font-weight-asian="bold" style:font-size-complex="12pt" style:font-weight-complex="bold"/>
    </style:style>
    <style:style style:name="T1" style:family="text">
      <style:text-properties officeooo:rsid="0010c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criptif Projet : </text:p>
      <text:p text:style-name="P4"/>
      <text:p text:style-name="P4">Valeze Valentin</text:p>
      <text:p text:style-name="P2"/>
      <text:p text:style-name="P3"/>
      <text:p text:style-name="P3">A jour Samdi 6/05/2017</text:p>
      <text:p text:style-name="P7">Ayer Amin n’a fourni aucune ligne de code. </text:p>
      <text:p text:style-name="P7">Il est censé implémenter le village et les événments. </text:p>
      <text:p text:style-name="P3"/>
      <text:p text:style-name="P3">Fonctionnalité :</text:p>
      <text:p text:style-name="P1">Obligatoire :</text:p>
      <text:p text:style-name="P1">- Authantification.</text:p>
      <text:p text:style-name="P1">-Personnage. </text:p>
      <text:p text:style-name="P1">- Ressource Persistante. Chaque personnage peux faire une action, qui lui permettra de gagner des ressources.</text:p>
      <text:p text:style-name="P1">- Point d’action :</text:p>
      <text:p text:style-name="P1">Les presonnages doivent manger pour gagner des points d’actions hors c’est ressources ne sont pas infinie. </text:p>
      <text:p text:style-name="P1">- Affichage des personage :</text:p>
      <text:p text:style-name="P1">On affiche que les personage du joueur. </text:p>
      <text:p text:style-name="P1">-Message privée : </text:p>
      <text:p text:style-name="P1">Il possible d’envoyer et de recevoir des message privées. </text:p>
      <text:p text:style-name="P1">Avatar :</text:p>
      <text:p text:style-name="P1">On peut mettre des image en ligne; </text:p>
      <text:p text:style-name="P1">Pour cela il faut aller sur compte. </text:p>
      <text:p text:style-name="P1"/>
      <text:p text:style-name="P3">Mon implémentation : </text:p>
      <text:p text:style-name="P5">Le site ce divise en plusieur partie. </text:p>
      <text:p text:style-name="P5">Un acceuil.</text:p>
      <text:p text:style-name="P5">On retrouve les fonctionnalité tels que les statistiques.</text:p>
      <text:p text:style-name="P5"/>
      <text:p text:style-name="P5">Une partie message.</text:p>
      <text:p text:style-name="P5"><text:span text:style-name="T1">On peut</text:span> envoyer ou consulter <text:span text:style-name="T1">ces</text:span> message. </text:p>
      <text:p text:style-name="P5"/>
      <text:p text:style-name="P5">La taverne </text:p>
      <text:p text:style-name="P5">On choisie de créer un héro ou on va dans la page de séléction. </text:p>
      <text:p text:style-name="P5"/>
      <text:p text:style-name="P6">Compte :</text:p>
      <text:p text:style-name="P6"><text:span text:style-name="T1">O</text:span>u l’on peu changer son avatar. </text:p>
      <text:p text:style-name="P5"/>
      <text:p text:style-name="P5"/>
      <text:p text:style-name="P8">Détails d’implementation <text:s/>: </text:p>
      <text:p text:style-name="P5">J’ai configuer les différent ensemble le securyty ou config.yml. </text:p>
      <text:p text:style-name="P5">Il y a différente entitié. Différent controlleur. </text:p>
      <text:p text:style-name="P5"/>
      <text:p text:style-name="P5">J’ai essayer de classé les différent controlleur, avec quelque méthode non routé, <text:s/>et des constructeur dans entiter. </text:p>
      <text:p text:style-name="P5"/>
      <text:p text:style-name="P5">Je me suis inspiré un peu de darkroom pour faire les personnag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21:11:26.410619573</meta:creation-date>
    <meta:generator>LibreOffice/5.2.2.2$Linux_X86_64 LibreOffice_project/20m0$Build-2</meta:generator>
    <meta:editing-duration>PT1M12S</meta:editing-duration>
    <meta:editing-cycles>2</meta:editing-cycles>
    <dc:date>2017-05-06T21:23:39.436962873</dc:date>
    <meta:document-statistic meta:table-count="0" meta:image-count="0" meta:object-count="0" meta:page-count="1" meta:paragraph-count="34" meta:word-count="211" meta:character-count="1299" meta:non-whitespace-character-count="1099"/>
    <meta:template xlink:type="simple" xlink:actuate="onRequest" xlink:title="Modern" xlink:href="../../../../usr/lib/libreoffice/share/template/common/styles/Modern.ott" meta:date="2017-05-06T21:11:26.032720478"/>
  </office:meta>
</office:document-meta>
</file>